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Verdana" fo:font-size="12pt" style:font-size-asian="12pt" style:font-size-complex="12pt"/>
    </style:style>
    <style:style style:name="P2" style:family="paragraph" style:parent-style-name="Standard">
      <style:paragraph-properties fo:margin-left="0.4925in" fo:margin-right="0in" fo:line-height="150%" fo:text-indent="0in" style:auto-text-indent="false"/>
      <style:text-properties style:font-name="Verdana" fo:font-size="12pt" style:font-size-asian="12pt" style:font-size-complex="12pt"/>
    </style:style>
    <style:style style:name="P3" style:family="paragraph" style:parent-style-name="Standard">
      <style:paragraph-properties fo:margin-left="0.4925in" fo:margin-right="0in" fo:line-height="150%" fo:text-indent="0in" style:auto-text-indent="false"/>
      <style:text-properties style:font-name="Verdana" fo:font-size="12pt" fo:font-weight="bold" style:font-size-asian="12pt" style:font-weight-asian="bold" style:font-size-complex="12pt" style:font-weight-complex="bold"/>
    </style:style>
    <style:style style:name="P4" style:family="paragraph" style:parent-style-name="Standard">
      <style:paragraph-properties fo:margin-left="0.4925in" fo:margin-right="0in" fo:line-height="150%" fo:text-indent="0in" style:auto-text-indent="false"/>
      <style:text-properties style:font-name="Verdana" fo:font-size="12pt" fo:font-weight="normal" style:font-size-asian="12pt" style:font-weight-asian="normal" style:font-size-complex="12pt" style:font-weight-complex="normal"/>
    </style:style>
    <style:style style:name="P5" style:family="paragraph" style:parent-style-name="Standard">
      <style:paragraph-properties fo:margin-left="0in" fo:margin-right="0in" fo:line-height="150%" fo:text-indent="0in" style:auto-text-indent="false"/>
      <style:text-properties style:font-name="Verdana" fo:font-size="12pt" style:font-size-asian="12pt" style:font-size-complex="12pt"/>
    </style:style>
    <style:style style:name="P6" style:family="paragraph" style:parent-style-name="Standard">
      <style:paragraph-properties fo:margin-left="0in" fo:margin-right="0in" fo:line-height="150%" fo:text-indent="0in" style:auto-text-indent="false"/>
    </style:style>
    <style:style style:name="P7" style:family="paragraph" style:parent-style-name="Standard">
      <style:paragraph-properties fo:margin-left="0.9846in" fo:margin-right="0in" fo:line-height="150%" fo:text-indent="0in" style:auto-text-indent="false"/>
      <style:text-properties style:font-name="Verdana" fo:font-size="12pt" style:font-size-asian="12pt" style:font-size-complex="12pt"/>
    </style:style>
    <style:style style:name="P8" style:family="paragraph" style:parent-style-name="Standard" style:list-style-name="L1">
      <style:paragraph-properties fo:line-height="150%"/>
      <style:text-properties style:font-name="Verdana" fo:font-size="12pt" style:font-size-asian="12pt" style:font-size-complex="12pt"/>
    </style:style>
    <style:style style:name="P9" style:family="paragraph" style:parent-style-name="Standard" style:list-style-name="L1">
      <style:paragraph-properties fo:margin-left="0in" fo:margin-right="0in" fo:line-height="150%" fo:text-indent="-0.25in" style:auto-text-indent="false"/>
      <style:text-properties style:font-name="Verdana" fo:font-size="12pt" style:font-size-asian="12pt" style:font-size-complex="12pt"/>
    </style:style>
    <style:style style:name="P10" style:family="paragraph" style:parent-style-name="Standard" style:list-style-name="L1">
      <style:paragraph-properties fo:margin-left="0.4925in" fo:margin-right="0in" fo:line-height="150%" fo:text-indent="-0.25in" style:auto-text-indent="false"/>
    </style:style>
    <style:style style:name="P11" style:family="paragraph" style:parent-style-name="Standard">
      <style:paragraph-properties fo:margin-left="0in" fo:margin-right="0in" fo:line-height="150%" fo:text-indent="0in" style:auto-text-indent="false"/>
      <style:text-properties style:font-name="Verdana" fo:font-size="12pt" style:font-size-asian="12pt" style:font-size-complex="12pt"/>
    </style:style>
    <style:style style:name="P12" style:family="paragraph" style:parent-style-name="Standard" style:list-style-name="L2">
      <style:paragraph-properties fo:margin-left="0in" fo:margin-right="0in" fo:line-height="150%" fo:text-indent="0in" style:auto-text-indent="false"/>
      <style:text-properties style:font-name="Verdana" fo:font-size="12pt" style:font-size-asian="12pt" style:font-size-complex="12pt"/>
    </style:style>
    <style:style style:name="P13" style:family="paragraph" style:parent-style-name="Standard" style:list-style-name="L4">
      <style:paragraph-properties fo:margin-left="0in" fo:margin-right="0in" fo:line-height="150%" fo:text-indent="0in" style:auto-text-indent="false"/>
      <style:text-properties style:font-name="Verdana" fo:font-size="12pt" style:font-size-asian="12pt" style:font-size-complex="12pt"/>
    </style:style>
    <style:style style:name="P14" style:family="paragraph" style:parent-style-name="Standard" style:list-style-name="L5">
      <style:paragraph-properties fo:margin-left="0in" fo:margin-right="0in" fo:line-height="150%" fo:text-indent="0in" style:auto-text-indent="false"/>
      <style:text-properties style:font-name="Verdana" fo:font-size="12pt" style:font-size-asian="12pt" style:font-size-complex="12pt"/>
    </style:style>
    <style:style style:name="P15" style:family="paragraph" style:parent-style-name="Standard" style:list-style-name="L2">
      <style:paragraph-properties fo:margin-left="0in" fo:margin-right="0in" fo:line-height="150%" fo:text-indent="0in" style:auto-text-indent="false"/>
    </style:style>
    <style:style style:name="P16" style:family="paragraph" style:parent-style-name="Standard" style:list-style-name="L2">
      <style:paragraph-properties fo:margin-left="0.4925in" fo:margin-right="0in" fo:line-height="150%" fo:text-indent="0in" style:auto-text-indent="false"/>
    </style:style>
    <style:style style:name="P17" style:family="paragraph" style:parent-style-name="Standard" style:list-style-name="L2">
      <style:paragraph-properties fo:margin-left="0.4925in" fo:margin-right="0in" fo:line-height="150%" fo:text-indent="0in" style:auto-text-indent="false"/>
      <style:text-properties style:font-name="Verdana" fo:font-size="12pt" style:font-size-asian="12pt" style:font-size-complex="12pt"/>
    </style:style>
    <style:style style:name="P18" style:family="paragraph" style:parent-style-name="Standard" style:list-style-name="L3">
      <style:paragraph-properties fo:margin-left="0.4925in" fo:margin-right="0in" fo:line-height="150%" fo:text-indent="0in" style:auto-text-indent="false"/>
      <style:text-properties style:font-name="Verdana" fo:font-size="12pt" style:font-size-asian="12pt" style:font-size-complex="12pt"/>
    </style:style>
    <style:style style:name="P19" style:family="paragraph" style:parent-style-name="Standard">
      <style:paragraph-properties fo:margin-left="0.9846in" fo:margin-right="0in" fo:line-height="150%" fo:text-indent="0in" style:auto-text-indent="false"/>
      <style:text-properties style:font-name="Verdana" fo:font-size="12pt" style:font-size-asian="12pt" style:font-size-complex="12pt"/>
    </style:style>
    <style:style style:name="T1" style:family="text">
      <style:text-properties style:font-name="Verdana" fo:font-size="12pt" style:font-size-asian="12pt" style:font-size-complex="12pt"/>
    </style:style>
    <style:style style:name="T2" style:family="text">
      <style:text-properties style:font-name="Verdana" fo:font-size="12pt" fo:font-weight="bold" style:font-size-asian="12pt" style:font-weight-asian="bold" style:font-size-complex="12pt" style:font-weight-complex="bold"/>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lusjade creates, manages and optimizes websites exclusively for businesses. </text:p>
      <text:p text:style-name="P1"/>
      <text:p text:style-name="P1">Is your business new to the Internet? Do you have more questions than answers?<text:line-break/>+Jade can help:</text:p>
      <text:p text:style-name="P1">Websites are about people.</text:p>
      <text:p text:style-name="P1">A website helps your business connect with new customers and build loyalty with existing ones. </text:p>
      <text:p text:style-name="P1"/>
      <text:p text:style-name="P5">1. Connect with New customers</text:p>
      <text:p text:style-name="P2"><text:span text:style-name="T5">Market </text:span>your products and services.</text:p>
      <text:p text:style-name="P2">What's so good about you!?</text:p>
      <text:p text:style-name="P2"><text:span text:style-name="T5">Get found</text:span>: company location, areas of service, business hours,company history, goals, etc<text:line-break/><text:span text:style-name="T5">Encourage action</text:span>: phone number, email, driving directions, sales rep, mailing list. Forms, surveys.</text:p>
      <text:list xml:id="list38273349" text:style-name="L1">
        <text:list-header>
          <text:p text:style-name="P8"/>
          <text:p text:style-name="P9">2. Enhance customer relationships.</text:p>
          <text:p text:style-name="P10"><text:span text:style-name="T2">Streamline</text:span><text:span text:style-name="T1"> channels of communication. Email, telephone, chat support.</text:span></text:p>
          <text:p text:style-name="P10"><text:span text:style-name="T2">Assist</text:span><text:span text:style-name="T1"> clients using helpful faq or knowledge base of information.</text:span></text:p>
          <text:p text:style-name="P10"><text:span text:style-name="T2">Establish</text:span><text:span text:style-name="T1"> your reputation using an opt-in reviews system.<text:line-break/></text:span></text:p>
        </text:list-header>
      </text:list>
      <text:list xml:id="list38258998" text:style-name="L2">
        <text:list-header>
          <text:p text:style-name="P12">3. Grow.</text:p>
          <text:p text:style-name="P16"><text:span text:style-name="T1">As your business reputation grows online, you will be able to connect with </text:span><text:span text:style-name="T3">more</text:span><text:span text:style-name="T1"> new customers, and build </text:span><text:span text:style-name="T3">stronger</text:span><text:span text:style-name="T1"> relationships with current ones. The more happy customers you have, the better your business does. <text:line-break/></text:span></text:p>
          <text:p text:style-name="P12">That is +Jade. </text:p>
          <text:p text:style-name="P15"><text:span text:style-name="T1">Very simple, but crucial to building a </text:span><text:span text:style-name="T3">sustainable</text:span><text:span text:style-name="T1">, </text:span><text:span text:style-name="T3">longterm</text:span><text:span text:style-name="T1"> <text:s/>reputation for your business. </text:span></text:p>
          <text:p text:style-name="P17"/>
        </text:list-header>
      </text:list>
      <text:p text:style-name="P5"/>
      <text:p text:style-name="P5"><text:soft-page-break/></text:p>
      <text:p text:style-name="P5">Sound good? <text:s/>Here's how we do it:</text:p>
      <text:p text:style-name="P5"/>
      <text:p text:style-name="P6"><text:span text:style-name="T1">Plusjade creates a custom website </text:span><text:span text:style-name="T4">fully</text:span><text:span text:style-name="T1"> managed by us.</text:span></text:p>
      <text:p text:style-name="P5">We take care of all programming, design, optimization, web hosting, domain, email, and analytics.</text:p>
      <text:p text:style-name="P5">Custom website layout catered to your brand image<text:line-break/>(choose from a variety of stock templates, we uniquely customize the rest)</text:p>
      <text:p text:style-name="P2"/>
      <text:p text:style-name="P5">Your website has no hard page limits. You can build as many as you want, but plusjade comes preloaded with 6 core page builders:</text:p>
      <text:p text:style-name="P5">(currently we build them for you as well!)</text:p>
      <text:p text:style-name="P5"/>
      <text:p text:style-name="P5">home</text:p>
      <text:p text:style-name="P2">Main sales pitch. Who are you, what your product/service does and why</text:p>
      <text:p text:style-name="P2">it benefits me (the viewer). <text:s/>Visuals are crucial. That's why we have image galleries, slideshow modules and other crazy spotlight tools.</text:p>
      <text:p text:style-name="P5"/>
      <text:p text:style-name="P5">Products</text:p>
      <text:p text:style-name="P5"><text:tab/>Further information about your product/service.</text:p>
      <text:p text:style-name="P5"/>
      <text:p text:style-name="P5">Reviews</text:p>
      <text:p text:style-name="P2">Customers value and trust <text:s/>3<text:span text:style-name="T7">rd</text:span> party sources <text:span text:style-name="T6">more </text:span><text:span text:style-name="T8">than they do your pitch. It is therefore crucial to enlist this trust building tool. Secondly, reviews both internally on your site, and on external sites help “get the word out” about your company. More content on the web = more exposure.</text:span></text:p>
      <text:p text:style-name="P5"/>
      <text:p text:style-name="P5">Faq</text:p>
      <text:p text:style-name="P2">Give current and new customers the facts they need, efficiently and without </text:p>
      <text:p text:style-name="P2">any interaction on your part.</text:p>
      <text:p text:style-name="P5"/>
      <text:p text:style-name="P5"><text:soft-page-break/>About</text:p>
      <text:p text:style-name="P2">Doing business with a complete stranger is awkward to say the least.</text:p>
      <text:p text:style-name="P2">Your business identity can not afford to be faceless, so give it face and make it affable!</text:p>
      <text:p text:style-name="P5"/>
      <text:p text:style-name="P5">Contact</text:p>
      <text:p text:style-name="P2">Provide users with a clear CALL TO ACTION, which will almost always be contacting you in some form.</text:p>
      <text:p text:style-name="P2">Email, phone, chat, in person, or via sales agent, these methods need to be optimized for the least amount of friction possible.</text:p>
      <text:p text:style-name="P5"/>
      <text:p text:style-name="P1"/>
      <text:p text:style-name="P1"/>
      <text:p text:style-name="P1"/>
      <text:p text:style-name="P1"/>
      <text:p text:style-name="P1"/>
      <text:p text:style-name="P1"/>
      <text:p text:style-name="P1"/>
      <text:p text:style-name="P1">Create: </text:p>
      <text:p text:style-name="P2">Does your business need a website, but you know very little about how to get started?</text:p>
      <text:p text:style-name="P2"/>
      <text:p text:style-name="P2">Websites take time.</text:p>
      <text:p text:style-name="P2">The Internet is constantly evolving. Let us worry about your website, so you can focus your time on more productive tasks.</text:p>
      <text:p text:style-name="P2"/>
      <text:p text:style-name="P2"/>
      <text:p text:style-name="P2"/>
      <text:p text:style-name="P2"/>
      <text:p text:style-name="P2"/>
      <text:p text:style-name="P2"/>
      <text:p text:style-name="P2"><text:soft-page-break/></text:p>
      <text:p text:style-name="P5">What you get:</text:p>
      <text:p text:style-name="P2">website with custom theme (we do it)</text:p>
      <text:p text:style-name="P2">full hosting for 1 year </text:p>
      <text:p text:style-name="P2">6 core page modules installed and customized</text:p>
      <text:p text:style-name="P2">project help with copywriting </text:p>
      <text:p text:style-name="P2">comprehensive web analytics platform</text:p>
      <text:p text:style-name="P2">Plan of action guide for promoting and building traffic to your site.</text:p>
      <text:p text:style-name="P2">weekly goal tracking /progress reports </text:p>
      <text:p text:style-name="P2">full time maintenance, support and guidance</text:p>
      <text:p text:style-name="P2"/>
      <text:p text:style-name="P2"/>
      <text:p text:style-name="P2"/>
      <text:p text:style-name="P2">IT STARTS with plusjade - </text:p>
      <text:p text:style-name="P2">if you've never had a website before, or have a website now but it is rotting away into oblivion, well it's time to get back to basics: </text:p>
      <text:list xml:id="list38278783" text:style-name="L3">
        <text:list-item>
          <text:p text:style-name="P18">connect with new customers</text:p>
        </text:list-item>
        <text:list-item>
          <text:p text:style-name="P18">build customer relationships</text:p>
        </text:list-item>
        <text:list-item>
          <text:p text:style-name="P18">Grow.</text:p>
        </text:list-item>
      </text:list>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text:soft-page-break/>What about SEO? DO you get me into search engines. Pay per click advertising, keyword density, shopping carts, social media, flash graphics...</text:p>
      <text:p text:style-name="P2"/>
      <text:p text:style-name="P2">+Jade employs a different, but very logical approach to your website needs. Most companies will focus on web DESIGN, getting your site to look <text:s text:c="2"/>exactly how you want and then upselling various extended functionality such as shopping cart software, ecommerce, forums, social networks, etc.</text:p>
      <text:p text:style-name="P2"/>
      <text:p text:style-name="P2">But the fact is your website is about <text:span text:style-name="T6">people</text:span>. Having tons of tools integrated into your website still does not address the need for people to actually come and use these awesome tools.</text:p>
      <text:p text:style-name="P2"/>
      <text:p text:style-name="P2">+Jade is about getting the people first. </text:p>
      <text:p text:style-name="P2">Getting people first is not only a better use of your resources, it is also much cheaper and more results oriented.</text:p>
      <text:p text:style-name="P2"/>
      <text:p text:style-name="P2">We don't doubt rich user functionality is useful, but why put the cart before the horse? Why spend $5,000 on tools with nobody to use them? (ye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he team:</text:p>
      <text:p text:style-name="P2">If you are new to creating and managing a website, perhaps the best advice is “get yourself a team that knows websites”.</text:p>
      <text:p text:style-name="P2">There are tons of web companies out there. But we are in the business of saving you time and resources. If you want something simple that just works and will grow. Consider joining our team:</text:p>
      <text:p text:style-name="P2"/>
      <text:p text:style-name="P3">Stop the Hassle – Just Get it Done!</text:p>
      <text:p text:style-name="P2">Custom solutions take a lot of man-hours to implement, and of course you pay for it. But most initial business needs are simply GET EXPOSURE.</text:p>
      <text:p text:style-name="P2"/>
      <text:p text:style-name="P2"><text:span text:style-name="T5">Drastically Lower Your Costs</text:span>:</text:p>
      <text:p text:style-name="P2">The best part is there is a clear, time tested, and structured way to build the exposure you need. It has worked for others, it can work for you. </text:p>
      <text:p text:style-name="P2">If you centralize these needs and set up a team dedicated to creating solutions, you get a system that hurdles the prices per user crashing downward. </text:p>
      <text:p text:style-name="P2"/>
      <text:p text:style-name="P2"><text:span text:style-name="T5">Centralize Management</text:span>:</text:p>
      <text:p text:style-name="P2">With +Jade you don't have to know anything about tech. </text:p>
      <text:p text:style-name="P2">We host your website, we manage your code-base, we continually test and optimize your resources, and we UPDATE your tools so your site never gets old. </text:p>
      <text:p text:style-name="P2">Your time is thus spent on things that actually produce results: getting <text:s/>customers! </text:p>
      <text:p text:style-name="P2"/>
      <text:p text:style-name="P3"/>
      <text:p text:style-name="P3"/>
      <text:p text:style-name="P3"/>
      <text:p text:style-name="P3"/>
      <text:p text:style-name="P3"><text:soft-page-break/></text:p>
      <text:p text:style-name="P3">Centralize Knowledge:</text:p>
      <text:p text:style-name="P4">+Jade loves the internet. Can you believe that even we lose our minds trying to learn the latest in </text:p>
      <text:p text:style-name="P4">Server management</text:p>
      <text:p text:style-name="P4">Coding practices</text:p>
      <text:p text:style-name="P4">Web interface and usability</text:p>
      <text:p text:style-name="P4">Web marketing and internet based campaigning</text:p>
      <text:p text:style-name="P4">Web testing and analytics</text:p>
      <text:p text:style-name="P4">Web code and content optimization </text:p>
      <text:p text:style-name="P4">The latest internet techniques and strategies for ...everything.</text:p>
      <text:p text:style-name="P4"><text:line-break/>The internet changes <text:span text:style-name="T5">HOURLY. </text:span><text:s/>And it never stops either.</text:p>
      <text:p text:style-name="P4">I am pretty sure you can spot an “old” site from a site that looks “fresh, alive, and active”. You might not know exactly why that is, but it still hits you spot on.</text:p>
      <text:p text:style-name="P4"/>
      <text:p text:style-name="P4">With +Jade you get centralized proactive knowledge that you can use RIGHT NOW to accomplish the goals we have for your site: GET PEOPLE!</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Jade is a website hosting and management service for business-specific websites. Our service is optimized for businesses with little to no experience in the web space. We make getting started ridiculously fast, inexpensive, and easy.<text:line-break/>A +Jade website has two primary goals for your business:</text:p>
      <text:list xml:id="list38276874" text:style-name="L4">
        <text:list-header>
          <text:p text:style-name="P13">1. Connect to New customers.<text:line-break/>2. Enhance Customer relationships.</text:p>
          <text:p text:style-name="P13"><text:line-break/>We have a 4 step approach to accomplishing these goals:</text:p>
        </text:list-header>
      </text:list>
      <text:p text:style-name="P5"/>
      <text:list xml:id="list38262363" text:style-name="L5">
        <text:list-item>
          <text:p text:style-name="P14"><text:span text:style-name="T5">Launch a testable website for your business.</text:span><text:line-break/>+Jade makes a science out of business website implementation.<text:line-break/>You'll get everything you need to launch your marketing campaign for much less than you would pay <text:span text:style-name="T6">anywhere</text:span> else.<text:line-break/></text:p>
        </text:list-item>
        <text:list-item>
          <text:p text:style-name="P14"><text:span text:style-name="T5">Market your website.</text:span><text:line-break/>Websites don't market themselves. This is actually the most crucial and important part of creating a website. +Jade provides step by step tutorials and information relative to Internet marketing and campaigning.<text:line-break/> </text:p>
        </text:list-item>
        <text:list-item>
          <text:p text:style-name="P14"><text:span text:style-name="T5">Track and analyze data.</text:span><text:line-break/>+Jade comes pre-configured to track visits to your site, where they are going and what you can do to optimize customer retention. We have tutorials and documentation on how to properly read and respond to this data.<text:line-break/></text:p>
        </text:list-item>
        <text:list-item>
          <text:p text:style-name="P14"><text:span text:style-name="T5">Respond and Grow</text:span>.<text:line-break/>If you market consistently, analyze and respond to what your data is telling you, you will grow. There is no magic, it is that simple.</text:p>
        </text:list-item>
      </text:list>
      <text:p text:style-name="P5"/>
      <text:p text:style-name="P5"/>
      <text:p text:style-name="P5"/>
      <text:p text:style-name="P5"/>
      <text:p text:style-name="P5"><text:soft-page-break/>Everything else you may have heard about business websites such as e-commerce, social networks, enhanced functionality, etc .. should come <text:span text:style-name="T5">after</text:span> you have grown your user base to a <text:s/>reasonable and consistent level. <text:s/></text:p>
      <text:p text:style-name="P5">If you do not have much experience online, this route drastically reduces your risk associated with a large up front investment for a product and space you know very little about. <text:s/>Much of the cost of web development is related to the knowledge involved. Let +Jade give you a clear and simple solution to both the product requirement and the knowledge requirement.</text:p>
      <text:p text:style-name="P5"/>
      <text:p text:style-name="P5">To get started, choose a pricing plan that's right for you.<text:line-break/>If you want more information about how exactly we work – great!</text:p>
      <text:p text:style-name="P5">Here you go!</text:p>
      <text:p text:style-name="P2"/>
      <text:p text:style-name="P2"/>
      <text:p text:style-name="P2"/>
      <text:p text:style-name="P5"/>
      <text:p text:style-name="P2">Our services: </text:p>
      <text:p text:style-name="P2">Choose a stock template, configure pages yourself:</text:p>
      <text:p text:style-name="P2">(this means I have to have user interface up)</text:p>
      <text:p text:style-name="P2"/>
      <text:p text:style-name="P2">Website service package:</text:p>
      <text:p text:style-name="P2">full hosting, </text:p>
      <text:p text:style-name="P2">codebase maintenance and optimization</text:p>
      <text:p text:style-name="P2">extended feature rollout</text:p>
      <text:p text:style-name="P2">a/b page testing</text:p>
      <text:p text:style-name="P2"/>
      <text:p text:style-name="P2"/>
      <text:p text:style-name="P2">Full website creation</text:p>
      <text:p text:style-name="P7">Full custom layout creation</text:p>
      <text:p text:style-name="P7">Full 6 page module creation</text:p>
      <text:p text:style-name="P7"><text:tab/>image optimization, gallery creation</text:p>
      <text:p text:style-name="P7"><text:soft-page-break/><text:tab/>copywriting/marketing techniques </text:p>
      <text:p text:style-name="P7"/>
      <text:p text:style-name="P7"/>
      <text:p text:style-name="P7"/>
      <text:p text:style-name="P5">Do you need a business website made? </text:p>
      <text:p text:style-name="P5"/>
      <text:p text:style-name="P5">CREATE</text:p>
      <text:p text:style-name="P5"/>
      <text:p text:style-name="P5">Create a fully custom theme or choose a from our free theme templates.</text:p>
      <text:p text:style-name="P5">Easily create, edit, and manage up to 100 pages (soft limit)</text:p>
      <text:p text:style-name="P5">Specify page name, title, content, and meta data.</text:p>
      <text:p text:style-name="P5">Use our 6 core page modules to optimize marketability.</text:p>
      <text:p text:style-name="P5"><text:tab/>Home page</text:p>
      <text:p text:style-name="P5"><text:tab/>Product(s) page</text:p>
      <text:p text:style-name="P5"><text:tab/>Reviews/Testimonials</text:p>
      <text:p text:style-name="P5"><text:tab/>Frequently Asked Questions</text:p>
      <text:p text:style-name="P5"><text:tab/>About<text:line-break/><text:tab/>Contact</text:p>
      <text:p text:style-name="P5"/>
      <text:p text:style-name="P5">Drop advanced features into any page such as photo galleries, widgets, etc.</text:p>
      <text:p text:style-name="P5">Inject custom javascript or other code into any page.</text:p>
      <text:p text:style-name="P5"/>
      <text:p text:style-name="P5">Market</text:p>
      <text:p text:style-name="P5">Receive support and consultation on how to properly market your website and how to organically grow your user base from scratch. We provide tips and tutorials for various marketing campaigns.</text:p>
      <text:p text:style-name="P5"/>
      <text:p text:style-name="P5">All code is search engine optimized and contains unbloated highly semantic markup. Your content gets indexed, not irrelevant code terms.</text:p>
      <text:p text:style-name="P5">Includes google/clicky analytics. </text:p>
      <text:p text:style-name="P5"/>
      <text:p text:style-name="P5"><text:soft-page-break/>Analyze: </text:p>
      <text:p text:style-name="P5"/>
      <text:p text:style-name="P5">Easily enable google or clicky analytics trackers to measure hits to your site.</text:p>
      <text:p text:style-name="P5">We tell you how to use the data to improve user response.</text:p>
      <text:p text:style-name="P2"/>
      <text:p text:style-name="P5">Grow:</text:p>
      <text:p text:style-name="P5"><text:tab/>Measure and respond to user data, make adjustments, add content, and your site exposure will grow. +Jade is continually working on new tools and features to add to your site. You grow as we g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de dominguez</meta:initial-creator>
    <meta:creation-date>2009-01-22T18:24:26.12</meta:creation-date>
    <dc:date>2009-02-02T19:19:23.05</dc:date>
    <dc:creator>jade dominguez</dc:creator>
    <meta:editing-duration>PT12H08M44S</meta:editing-duration>
    <meta:editing-cycles>41</meta:editing-cycles>
    <meta:generator>OpenOffice.org/3.0$Win32 OpenOffice.org_project/300m9$Build-9358</meta:generator>
    <meta:document-statistic meta:table-count="0" meta:image-count="0" meta:object-count="0" meta:page-count="11" meta:paragraph-count="133" meta:word-count="1619" meta:character-count="9778"/>
    <meta:user-defined meta:name="Info 1"/>
    <meta:user-defined meta:name="Info 2"/>
    <meta:user-defined meta:name="Info 3"/>
    <meta:user-defined meta:name="Info 4"/>
  </office:meta>
</office:document-meta>
</file>